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2000000173C89D22F91996B12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c1db0"/>
    </style:style>
    <style:style style:name="P2" style:family="paragraph" style:parent-style-name="Standard">
      <style:paragraph-properties fo:text-align="center" style:justify-single-word="false"/>
      <style:text-properties fo:color="#16335d" style:font-name="Liberation Sans" fo:font-size="18pt" style:text-underline-style="solid" style:text-underline-width="auto" style:text-underline-color="font-color" fo:font-weight="bold" officeooo:rsid="000a7932" officeooo:paragraph-rsid="000a7932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fo:color="#16335d" style:font-name="Liberation Sans" fo:font-size="18pt" style:text-underline-style="solid" style:text-underline-width="auto" style:text-underline-color="font-color" fo:font-weight="bold" officeooo:rsid="000a7932" officeooo:paragraph-rsid="000a7932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fo:color="#16335d" style:font-name="Liberation Sans" fo:font-size="18pt" style:text-underline-style="solid" style:text-underline-width="auto" style:text-underline-color="font-color" fo:font-weight="bold" officeooo:rsid="0013872b" officeooo:paragraph-rsid="0013872b" style:font-size-asian="18pt" style:font-weight-asian="bold" style:font-size-complex="18pt" style:font-weight-complex="bold"/>
    </style:style>
    <style:style style:name="P5" style:family="paragraph" style:parent-style-name="Standard">
      <style:paragraph-properties fo:line-height="150%"/>
      <style:text-properties style:font-name="Liberation Sans" officeooo:rsid="00168634" officeooo:paragraph-rsid="00177f5d"/>
    </style:style>
    <style:style style:name="P6" style:family="paragraph" style:parent-style-name="Standard">
      <style:paragraph-properties fo:line-height="150%"/>
      <style:text-properties style:font-name="Liberation Sans" officeooo:rsid="00309524" officeooo:paragraph-rsid="00384980"/>
    </style:style>
    <style:style style:name="P7" style:family="paragraph" style:parent-style-name="Standard">
      <style:paragraph-properties fo:line-height="150%"/>
      <style:text-properties style:font-name="Liberation Sans" officeooo:rsid="000a7932" officeooo:paragraph-rsid="000a7932"/>
    </style:style>
    <style:style style:name="P8" style:family="paragraph" style:parent-style-name="Standard">
      <style:paragraph-properties fo:line-height="150%"/>
      <style:text-properties style:font-name="Liberation Sans" officeooo:rsid="000a7932" officeooo:paragraph-rsid="00177f5d"/>
    </style:style>
    <style:style style:name="P9" style:family="paragraph" style:parent-style-name="Standard">
      <style:paragraph-properties fo:line-height="150%"/>
      <style:text-properties style:font-name="Liberation Sans" officeooo:rsid="000a7932" officeooo:paragraph-rsid="003a9027"/>
    </style:style>
    <style:style style:name="P10" style:family="paragraph" style:parent-style-name="Standard">
      <style:paragraph-properties fo:line-height="150%"/>
      <style:text-properties style:font-name="Liberation Sans" officeooo:rsid="000a7932" officeooo:paragraph-rsid="003e5aab"/>
    </style:style>
    <style:style style:name="P11" style:family="paragraph" style:parent-style-name="Standard">
      <style:paragraph-properties fo:line-height="150%"/>
      <style:text-properties style:font-name="Liberation Sans" officeooo:rsid="000a7932" officeooo:paragraph-rsid="004277d6"/>
    </style:style>
    <style:style style:name="P12" style:family="paragraph" style:parent-style-name="Standard">
      <style:paragraph-properties fo:line-height="150%"/>
      <style:text-properties style:font-name="Liberation Sans" officeooo:rsid="001502d2" officeooo:paragraph-rsid="001502d2"/>
    </style:style>
    <style:style style:name="P13" style:family="paragraph" style:parent-style-name="Standard">
      <style:paragraph-properties fo:line-height="150%"/>
      <style:text-properties style:font-name="Liberation Sans" officeooo:rsid="001502d2" officeooo:paragraph-rsid="001b88d6"/>
    </style:style>
    <style:style style:name="P14" style:family="paragraph" style:parent-style-name="Standard">
      <style:paragraph-properties fo:line-height="150%"/>
      <style:text-properties style:font-name="Liberation Sans" officeooo:rsid="001502d2" officeooo:paragraph-rsid="003a9027"/>
    </style:style>
    <style:style style:name="P15" style:family="paragraph" style:parent-style-name="Standard">
      <style:paragraph-properties fo:line-height="115%"/>
      <style:text-properties style:font-name="Liberation Sans" fo:font-size="15pt" style:text-underline-style="solid" style:text-underline-width="auto" style:text-underline-color="font-color" fo:font-weight="bold" officeooo:rsid="000a7932" officeooo:paragraph-rsid="000a7932" style:font-size-asian="15pt" style:font-weight-asian="bold" style:font-size-complex="15pt" style:font-weight-complex="bold"/>
    </style:style>
    <style:style style:name="P16" style:family="paragraph" style:parent-style-name="Standard">
      <style:paragraph-properties fo:line-height="150%"/>
      <style:text-properties style:font-name="Liberation Sans" fo:font-size="15pt" style:text-underline-style="solid" style:text-underline-width="auto" style:text-underline-color="font-color" fo:font-weight="bold" officeooo:rsid="000a7932" officeooo:paragraph-rsid="001502d2" style:font-size-asian="15pt" style:font-weight-asian="bold" style:font-size-complex="15pt" style:font-weight-complex="bold"/>
    </style:style>
    <style:style style:name="P17" style:family="paragraph" style:parent-style-name="Standard">
      <style:paragraph-properties fo:line-height="150%"/>
      <style:text-properties style:font-name="Liberation Sans" fo:font-size="15pt" style:text-underline-style="solid" style:text-underline-width="auto" style:text-underline-color="font-color" fo:font-weight="bold" officeooo:rsid="000a7932" officeooo:paragraph-rsid="00177f5d" style:font-size-asian="15pt" style:font-weight-asian="bold" style:font-size-complex="15pt" style:font-weight-complex="bold"/>
    </style:style>
    <style:style style:name="P18" style:family="paragraph" style:parent-style-name="Standard">
      <style:paragraph-properties fo:line-height="150%"/>
      <style:text-properties style:font-name="Liberation Sans" fo:font-size="15pt" style:text-underline-style="solid" style:text-underline-width="auto" style:text-underline-color="font-color" fo:font-weight="bold" officeooo:rsid="000a7932" officeooo:paragraph-rsid="003a9027" style:font-size-asian="15pt" style:font-weight-asian="bold" style:font-size-complex="15pt" style:font-weight-complex="bold"/>
    </style:style>
    <style:style style:name="P19" style:family="paragraph" style:parent-style-name="Standard">
      <style:paragraph-properties fo:line-height="150%"/>
      <style:text-properties style:font-name="Liberation Sans" fo:font-size="15pt" style:text-underline-style="solid" style:text-underline-width="auto" style:text-underline-color="font-color" fo:font-weight="bold" officeooo:rsid="000a7932" officeooo:paragraph-rsid="003e5aab" style:font-size-asian="15pt" style:font-weight-asian="bold" style:font-size-complex="15pt" style:font-weight-complex="bold"/>
    </style:style>
    <style:style style:name="P20" style:family="paragraph" style:parent-style-name="Standard">
      <style:paragraph-properties fo:line-height="150%"/>
      <style:text-properties style:font-name="Liberation Sans" fo:font-size="15pt" style:text-underline-style="solid" style:text-underline-width="auto" style:text-underline-color="font-color" fo:font-weight="bold" officeooo:rsid="000a7932" officeooo:paragraph-rsid="00458ce5" style:font-size-asian="15pt" style:font-weight-asian="bold" style:font-size-complex="15pt" style:font-weight-complex="bold"/>
    </style:style>
    <style:style style:name="P21" style:family="paragraph" style:parent-style-name="Standard">
      <style:paragraph-properties fo:line-height="150%"/>
      <style:text-properties style:font-name="Liberation Sans" fo:font-size="15pt" style:text-underline-style="solid" style:text-underline-width="auto" style:text-underline-color="font-color" fo:font-weight="bold" officeooo:rsid="000a7932" officeooo:paragraph-rsid="005dc1a6" style:font-size-asian="15pt" style:font-weight-asian="bold" style:font-size-complex="15pt" style:font-weight-complex="bold"/>
    </style:style>
    <style:style style:name="P22" style:family="paragraph" style:parent-style-name="Standard">
      <style:paragraph-properties fo:line-height="150%"/>
      <style:text-properties style:font-name="Liberation Sans" fo:font-size="15pt" style:text-underline-style="solid" style:text-underline-width="auto" style:text-underline-color="font-color" fo:font-weight="bold" officeooo:rsid="000a7932" officeooo:paragraph-rsid="004277d6" style:font-size-asian="15pt" style:font-weight-asian="bold" style:font-size-complex="15pt" style:font-weight-complex="bold"/>
    </style:style>
    <style:style style:name="P23" style:family="paragraph" style:parent-style-name="Standard">
      <style:paragraph-properties fo:line-height="150%"/>
      <style:text-properties style:font-name="Liberation Sans" fo:font-size="14pt" fo:font-weight="bold" officeooo:rsid="001502d2" officeooo:paragraph-rsid="001502d2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50%"/>
      <style:text-properties style:font-name="Liberation Sans" fo:font-size="14pt" fo:font-weight="bold" officeooo:rsid="001502d2" officeooo:paragraph-rsid="00177f5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50%"/>
      <style:text-properties style:font-name="Liberation Sans" fo:font-size="14pt" fo:font-weight="bold" officeooo:rsid="001502d2" officeooo:paragraph-rsid="003e5aab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/>
      <style:text-properties style:font-name="Liberation Sans" fo:font-size="14pt" fo:font-weight="bold" officeooo:rsid="001502d2" officeooo:paragraph-rsid="00458ce5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/>
      <style:text-properties style:font-name="Liberation Sans" fo:font-size="14pt" fo:font-weight="bold" officeooo:rsid="001502d2" officeooo:paragraph-rsid="005dc1a6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150%"/>
      <style:text-properties style:font-name="Liberation Sans" fo:font-size="14pt" fo:font-weight="bold" officeooo:rsid="001502d2" officeooo:paragraph-rsid="004277d6" style:font-size-asian="14pt" style:font-weight-asian="bold" style:font-size-complex="14pt" style:font-weight-complex="bold"/>
    </style:style>
    <style:style style:name="P29" style:family="paragraph" style:parent-style-name="Standard">
      <style:paragraph-properties fo:line-height="150%"/>
      <style:text-properties style:font-name="Liberation Sans" fo:font-size="14pt" fo:font-weight="bold" officeooo:rsid="001502d2" officeooo:paragraph-rsid="005f6be6" style:font-size-asian="14pt" style:font-weight-asian="bold" style:font-size-complex="14pt" style:font-weight-complex="bold"/>
    </style:style>
    <style:style style:name="P30" style:family="paragraph" style:parent-style-name="Standard">
      <style:paragraph-properties fo:line-height="150%"/>
      <style:text-properties style:font-name="Liberation Sans" officeooo:rsid="0015a89d" officeooo:paragraph-rsid="0015a89d"/>
    </style:style>
    <style:style style:name="P31" style:family="paragraph" style:parent-style-name="Standard">
      <style:paragraph-properties fo:line-height="150%"/>
      <style:text-properties style:font-name="Liberation Sans" officeooo:rsid="0015a89d" officeooo:paragraph-rsid="00177f5d"/>
    </style:style>
    <style:style style:name="P32" style:family="paragraph" style:parent-style-name="Standard">
      <style:paragraph-properties fo:line-height="150%"/>
      <style:text-properties style:font-name="Liberation Sans" officeooo:rsid="0015a89d" officeooo:paragraph-rsid="003e5aab"/>
    </style:style>
    <style:style style:name="P33" style:family="paragraph" style:parent-style-name="Standard">
      <style:paragraph-properties fo:line-height="150%"/>
      <style:text-properties style:font-name="Liberation Sans" officeooo:rsid="0015a89d" officeooo:paragraph-rsid="00458ce5"/>
    </style:style>
    <style:style style:name="P34" style:family="paragraph" style:parent-style-name="Standard">
      <style:paragraph-properties fo:line-height="150%"/>
      <style:text-properties style:font-name="Liberation Sans" officeooo:rsid="0015a89d" officeooo:paragraph-rsid="005dc1a6"/>
    </style:style>
    <style:style style:name="P35" style:family="paragraph" style:parent-style-name="Standard">
      <style:paragraph-properties fo:line-height="150%"/>
      <style:text-properties style:font-name="Liberation Sans" officeooo:rsid="0015a89d" officeooo:paragraph-rsid="004277d6"/>
    </style:style>
    <style:style style:name="P36" style:family="paragraph" style:parent-style-name="Standard">
      <style:paragraph-properties fo:line-height="150%"/>
      <style:text-properties style:font-name="Liberation Sans" officeooo:rsid="00411a8c" officeooo:paragraph-rsid="00411a8c"/>
    </style:style>
    <style:style style:name="P37" style:family="paragraph" style:parent-style-name="Standard">
      <style:paragraph-properties fo:line-height="150%"/>
      <style:text-properties style:font-name="Liberation Sans" officeooo:rsid="000d60a6" officeooo:paragraph-rsid="000d60a6"/>
    </style:style>
    <style:style style:name="P38" style:family="paragraph" style:parent-style-name="Standard">
      <style:paragraph-properties fo:line-height="150%"/>
      <style:text-properties style:font-name="Liberation Sans" officeooo:rsid="0042e57f" officeooo:paragraph-rsid="0042e57f"/>
    </style:style>
    <style:style style:name="P39" style:family="paragraph" style:parent-style-name="Standard">
      <style:paragraph-properties fo:line-height="150%"/>
      <style:text-properties style:font-name="Liberation Sans" officeooo:rsid="004b7718" officeooo:paragraph-rsid="004b7718"/>
    </style:style>
    <style:style style:name="P40" style:family="paragraph" style:parent-style-name="Standard">
      <style:paragraph-properties fo:line-height="150%"/>
      <style:text-properties style:font-name="Liberation Sans" officeooo:rsid="004b7718" officeooo:paragraph-rsid="005dc1a6"/>
    </style:style>
    <style:style style:name="P41" style:family="paragraph" style:parent-style-name="Standard">
      <style:paragraph-properties fo:line-height="150%"/>
      <style:text-properties style:font-name="Liberation Sans" fo:font-size="12pt" style:text-underline-style="none" fo:font-weight="normal" officeooo:rsid="004f6862" officeooo:paragraph-rsid="004f686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line-height="150%"/>
      <style:text-properties style:font-name="Liberation Sans" fo:font-size="12pt" style:text-underline-style="none" fo:font-weight="normal" officeooo:rsid="004f6862" officeooo:paragraph-rsid="005dc1a6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line-height="150%"/>
      <style:text-properties style:font-name="Liberation Sans" officeooo:rsid="005859d9" officeooo:paragraph-rsid="0057d140"/>
    </style:style>
    <style:style style:name="P44" style:family="paragraph" style:parent-style-name="Standard">
      <style:paragraph-properties fo:line-height="150%"/>
      <style:text-properties style:font-name="Liberation Sans" officeooo:rsid="00177f5d" officeooo:paragraph-rsid="00177f5d"/>
    </style:style>
    <style:style style:name="P45" style:family="paragraph" style:parent-style-name="Standard">
      <style:paragraph-properties fo:line-height="150%"/>
      <style:text-properties fo:color="#4e9a06" style:font-name="Liberation Sans" fo:font-size="15pt" style:text-underline-style="solid" style:text-underline-width="auto" style:text-underline-color="font-color" fo:font-weight="bold" officeooo:rsid="0013872b" officeooo:paragraph-rsid="0013872b" style:font-size-asian="15pt" style:font-weight-asian="bold" style:font-size-complex="15pt" style:font-weight-complex="bold"/>
    </style:style>
    <style:style style:name="P46" style:family="paragraph" style:parent-style-name="Standard">
      <style:paragraph-properties fo:line-height="150%"/>
      <style:text-properties fo:color="#4e9a06" style:font-name="Liberation Sans" fo:font-size="15pt" style:text-underline-style="solid" style:text-underline-width="auto" style:text-underline-color="font-color" fo:font-weight="bold" officeooo:rsid="0013872b" officeooo:paragraph-rsid="00177f5d" style:font-size-asian="15pt" style:font-weight-asian="bold" style:font-size-complex="15pt" style:font-weight-complex="bold"/>
    </style:style>
    <style:style style:name="P47" style:family="paragraph" style:parent-style-name="Standard">
      <style:paragraph-properties fo:line-height="150%"/>
      <style:text-properties fo:color="#4e9a06" style:font-name="Liberation Sans" fo:font-size="15pt" style:text-underline-style="solid" style:text-underline-width="auto" style:text-underline-color="font-color" fo:font-weight="bold" officeooo:rsid="0013872b" officeooo:paragraph-rsid="003a9027" style:font-size-asian="15pt" style:font-weight-asian="bold" style:font-size-complex="15pt" style:font-weight-complex="bold"/>
    </style:style>
    <style:style style:name="P48" style:family="paragraph" style:parent-style-name="Standard">
      <style:paragraph-properties fo:line-height="150%"/>
      <style:text-properties fo:color="#4e9a06" style:font-name="Liberation Sans" fo:font-size="15pt" style:text-underline-style="solid" style:text-underline-width="auto" style:text-underline-color="font-color" fo:font-weight="bold" officeooo:rsid="0013872b" officeooo:paragraph-rsid="003e5aab" style:font-size-asian="15pt" style:font-weight-asian="bold" style:font-size-complex="15pt" style:font-weight-complex="bold"/>
    </style:style>
    <style:style style:name="P49" style:family="paragraph" style:parent-style-name="Standard">
      <style:paragraph-properties fo:line-height="150%"/>
      <style:text-properties fo:color="#4e9a06" style:font-name="Liberation Sans" fo:font-size="15pt" style:text-underline-style="solid" style:text-underline-width="auto" style:text-underline-color="font-color" fo:font-weight="bold" officeooo:rsid="0013872b" officeooo:paragraph-rsid="000d60a6" style:font-size-asian="15pt" style:font-weight-asian="bold" style:font-size-complex="15pt" style:font-weight-complex="bold"/>
    </style:style>
    <style:style style:name="P50" style:family="paragraph" style:parent-style-name="Standard">
      <style:paragraph-properties fo:line-height="150%"/>
      <style:text-properties fo:color="#4e9a06" style:font-name="Liberation Sans" fo:font-size="15pt" style:text-underline-style="solid" style:text-underline-width="auto" style:text-underline-color="font-color" fo:font-weight="bold" officeooo:rsid="0013872b" officeooo:paragraph-rsid="004b7718" style:font-size-asian="15pt" style:font-weight-asian="bold" style:font-size-complex="15pt" style:font-weight-complex="bold"/>
    </style:style>
    <style:style style:name="P51" style:family="paragraph" style:parent-style-name="Standard">
      <style:paragraph-properties fo:line-height="150%"/>
      <style:text-properties fo:color="#4e9a06" style:font-name="Liberation Sans" fo:font-size="15pt" style:text-underline-style="solid" style:text-underline-width="auto" style:text-underline-color="font-color" fo:font-weight="bold" officeooo:rsid="0013872b" officeooo:paragraph-rsid="005dc1a6" style:font-size-asian="15pt" style:font-weight-asian="bold" style:font-size-complex="15pt" style:font-weight-complex="bold"/>
    </style:style>
    <style:style style:name="P52" style:family="paragraph" style:parent-style-name="Standard">
      <style:paragraph-properties fo:line-height="150%"/>
      <style:text-properties fo:color="#4e9a06" style:font-name="Liberation Sans" fo:font-size="15pt" style:text-underline-style="solid" style:text-underline-width="auto" style:text-underline-color="font-color" fo:font-weight="bold" officeooo:rsid="004277d6" officeooo:paragraph-rsid="004277d6" style:font-size-asian="15pt" style:font-weight-asian="bold" style:font-size-complex="15pt" style:font-weight-complex="bold"/>
    </style:style>
    <style:style style:name="P53" style:family="paragraph" style:parent-style-name="Standard">
      <style:paragraph-properties fo:line-height="150%"/>
      <style:text-properties fo:color="#4e9a06" style:font-name="Liberation Sans" fo:font-size="15pt" style:text-underline-style="solid" style:text-underline-width="auto" style:text-underline-color="font-color" fo:font-weight="bold" officeooo:rsid="004277d6" officeooo:paragraph-rsid="000d60a6" style:font-size-asian="15pt" style:font-weight-asian="bold" style:font-size-complex="15pt" style:font-weight-complex="bold"/>
    </style:style>
    <style:style style:name="P54" style:family="paragraph" style:parent-style-name="Table_20_Contents">
      <style:text-properties fo:color="#000000" style:font-name="Liberation Sans" fo:font-size="10pt" officeooo:rsid="000c1db0" officeooo:paragraph-rsid="000c1db0" style:font-size-asian="10pt" style:font-size-complex="10pt"/>
    </style:style>
    <style:style style:name="P55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8c5ff" officeooo:paragraph-rsid="0008c5ff" style:font-size-asian="10pt" style:font-size-complex="10pt"/>
    </style:style>
    <style:style style:name="P56" style:family="paragraph" style:parent-style-name="Table_20_Contents">
      <style:text-properties fo:color="#000000" style:font-name="Liberation Sans" fo:font-size="10pt" officeooo:rsid="0013872b" officeooo:paragraph-rsid="0013872b" style:font-size-asian="10pt" style:font-size-complex="10pt"/>
    </style:style>
    <style:style style:name="P57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13872b" officeooo:paragraph-rsid="0013872b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fo:color="#000000" style:font-name="Liberation Sans" fo:font-size="10pt" officeooo:rsid="0013872b" officeooo:paragraph-rsid="0013872b" style:font-size-asian="10pt" style:font-size-complex="10pt"/>
    </style:style>
    <style:style style:name="P59" style:family="paragraph" style:parent-style-name="Table_20_Contents">
      <style:paragraph-properties fo:text-align="end" style:justify-single-word="false"/>
      <style:text-properties fo:color="#000000" style:font-name="Liberation Sans" fo:font-size="10pt" fo:background-color="#ffffff" style:font-size-asian="10pt" style:font-size-complex="10pt"/>
    </style:style>
    <style:style style:name="P60" style:family="paragraph" style:parent-style-name="Footer">
      <style:paragraph-properties fo:text-align="end" style:justify-single-word="false"/>
    </style:style>
    <style:style style:name="P61" style:family="paragraph" style:parent-style-name="Standard" style:list-style-name="L1">
      <style:paragraph-properties fo:line-height="150%"/>
      <style:text-properties officeooo:paragraph-rsid="0069e029"/>
    </style:style>
    <style:style style:name="P62" style:family="paragraph" style:parent-style-name="Standard" style:list-style-name="L1">
      <style:paragraph-properties fo:line-height="150%"/>
      <style:text-properties officeooo:paragraph-rsid="0015a89d"/>
    </style:style>
    <style:style style:name="P63" style:family="paragraph" style:parent-style-name="Standard" style:list-style-name="L3">
      <style:paragraph-properties fo:line-height="150%"/>
      <style:text-properties officeooo:paragraph-rsid="00614001"/>
    </style:style>
    <style:style style:name="P64" style:family="paragraph" style:parent-style-name="Standard" style:list-style-name="L7">
      <style:paragraph-properties fo:line-height="150%"/>
      <style:text-properties officeooo:paragraph-rsid="00614001"/>
    </style:style>
    <style:style style:name="P65" style:family="paragraph" style:parent-style-name="Standard" style:list-style-name="L8">
      <style:paragraph-properties fo:line-height="150%"/>
      <style:text-properties officeooo:paragraph-rsid="0062e72e"/>
    </style:style>
    <style:style style:name="P66" style:family="paragraph" style:parent-style-name="Standard" style:list-style-name="L1">
      <style:paragraph-properties fo:line-height="150%"/>
      <style:text-properties style:font-name="Liberation Sans" officeooo:rsid="00168634" officeooo:paragraph-rsid="0069e029"/>
    </style:style>
    <style:style style:name="P67" style:family="paragraph" style:parent-style-name="Standard" style:list-style-name="L1">
      <style:paragraph-properties fo:line-height="150%"/>
      <style:text-properties style:font-name="Liberation Sans" officeooo:rsid="00168634" officeooo:paragraph-rsid="00177f5d"/>
    </style:style>
    <style:style style:name="P68" style:family="paragraph" style:parent-style-name="Standard" style:list-style-name="L1">
      <style:paragraph-properties fo:line-height="150%"/>
      <style:text-properties style:font-name="Liberation Sans" officeooo:rsid="0015f6f7" officeooo:paragraph-rsid="0015f6f7"/>
    </style:style>
    <style:style style:name="P69" style:family="paragraph" style:parent-style-name="Standard" style:list-style-name="L2">
      <style:paragraph-properties fo:line-height="150%"/>
      <style:text-properties style:font-name="Liberation Sans" officeooo:rsid="001d36f1" officeooo:paragraph-rsid="001d36f1"/>
    </style:style>
    <style:style style:name="P70" style:family="paragraph" style:parent-style-name="Standard" style:list-style-name="L2">
      <style:paragraph-properties fo:line-height="150%"/>
      <style:text-properties style:font-name="Liberation Sans" officeooo:rsid="00384980" officeooo:paragraph-rsid="00384980"/>
    </style:style>
    <style:style style:name="P71" style:family="paragraph" style:parent-style-name="Standard" style:list-style-name="L3">
      <style:paragraph-properties fo:line-height="150%"/>
      <style:text-properties style:font-name="Liberation Sans" officeooo:rsid="00384980" officeooo:paragraph-rsid="00614001"/>
    </style:style>
    <style:style style:name="P72" style:family="paragraph" style:parent-style-name="Standard" style:list-style-name="L3">
      <style:paragraph-properties fo:line-height="150%"/>
      <style:text-properties style:font-name="Liberation Sans" officeooo:rsid="003d5149" officeooo:paragraph-rsid="00614001"/>
    </style:style>
    <style:style style:name="P73" style:family="paragraph" style:parent-style-name="Standard" style:list-style-name="L4">
      <style:paragraph-properties fo:line-height="150%"/>
      <style:text-properties style:font-name="Liberation Sans" officeooo:rsid="004b7718" officeooo:paragraph-rsid="00614001"/>
    </style:style>
    <style:style style:name="P74" style:family="paragraph" style:parent-style-name="Standard" style:list-style-name="L5">
      <style:paragraph-properties fo:line-height="150%"/>
      <style:text-properties style:font-name="Liberation Sans" officeooo:rsid="005f3d0e" officeooo:paragraph-rsid="00614001"/>
    </style:style>
    <style:style style:name="P75" style:family="paragraph" style:parent-style-name="Standard" style:list-style-name="L6">
      <style:paragraph-properties fo:line-height="150%"/>
      <style:text-properties style:font-name="Liberation Sans" officeooo:rsid="005f3d0e" officeooo:paragraph-rsid="00614001"/>
    </style:style>
    <style:style style:name="P76" style:family="paragraph" style:parent-style-name="Standard" style:list-style-name="L7">
      <style:paragraph-properties fo:line-height="150%"/>
      <style:text-properties style:font-name="Liberation Sans" officeooo:rsid="0057d140" officeooo:paragraph-rsid="00614001"/>
    </style:style>
    <style:style style:name="P77" style:family="paragraph" style:parent-style-name="Standard" style:list-style-name="L8">
      <style:paragraph-properties fo:line-height="150%"/>
      <style:text-properties style:font-name="Liberation Sans" officeooo:rsid="0042e57f" officeooo:paragraph-rsid="0062e72e"/>
    </style:style>
    <style:style style:name="P78" style:family="paragraph" style:parent-style-name="Standard" style:list-style-name="L8">
      <style:paragraph-properties fo:line-height="150%"/>
      <style:text-properties style:font-name="Liberation Sans" officeooo:rsid="0042e57f" officeooo:paragraph-rsid="0042e57f"/>
    </style:style>
    <style:style style:name="P7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502d2"/>
    </style:style>
    <style:style style:name="T2" style:family="text">
      <style:text-properties officeooo:rsid="0015a89d"/>
    </style:style>
    <style:style style:name="T3" style:family="text">
      <style:text-properties officeooo:rsid="00177f5d"/>
    </style:style>
    <style:style style:name="T4" style:family="text">
      <style:text-properties officeooo:rsid="00198a99"/>
    </style:style>
    <style:style style:name="T5" style:family="text">
      <style:text-properties officeooo:rsid="001ad69e"/>
    </style:style>
    <style:style style:name="T6" style:family="text">
      <style:text-properties style:font-name="Liberation Sans"/>
    </style:style>
    <style:style style:name="T7" style:family="text">
      <style:text-properties style:font-name="Liberation Sans" officeooo:rsid="00168634"/>
    </style:style>
    <style:style style:name="T8" style:family="text">
      <style:text-properties style:font-name="Liberation Sans" officeooo:rsid="0015a89d"/>
    </style:style>
    <style:style style:name="T9" style:family="text">
      <style:text-properties style:font-name="Liberation Sans" officeooo:rsid="0015a9f3"/>
    </style:style>
    <style:style style:name="T10" style:family="text">
      <style:text-properties style:font-name="Liberation Sans" officeooo:rsid="003d5149"/>
    </style:style>
    <style:style style:name="T11" style:family="text">
      <style:text-properties style:font-name="Liberation Sans" officeooo:rsid="003e5aab"/>
    </style:style>
    <style:style style:name="T12" style:family="text">
      <style:text-properties style:font-name="Liberation Sans" officeooo:rsid="0057d140"/>
    </style:style>
    <style:style style:name="T13" style:family="text">
      <style:text-properties style:font-name="Liberation Sans" officeooo:rsid="005859d9"/>
    </style:style>
    <style:style style:name="T14" style:family="text">
      <style:text-properties style:font-name="Liberation Sans" officeooo:rsid="0059539d"/>
    </style:style>
    <style:style style:name="T15" style:family="text">
      <style:text-properties style:font-name="Liberation Sans" officeooo:rsid="0042e57f"/>
    </style:style>
    <style:style style:name="T16" style:family="text">
      <style:text-properties style:font-name="Liberation Sans" officeooo:rsid="006a2b60"/>
    </style:style>
    <style:style style:name="T17" style:family="text">
      <style:text-properties style:font-name="Liberation Sans" officeooo:rsid="00752a09"/>
    </style:style>
    <style:style style:name="T18" style:family="text">
      <style:text-properties officeooo:rsid="00384980"/>
    </style:style>
    <style:style style:name="T19" style:family="text">
      <style:text-properties officeooo:rsid="003cff98"/>
    </style:style>
    <style:style style:name="T20" style:family="text">
      <style:text-properties officeooo:rsid="003e5aab"/>
    </style:style>
    <style:style style:name="T21" style:family="text">
      <style:text-properties officeooo:rsid="004b5b78"/>
    </style:style>
    <style:style style:name="T22" style:family="text">
      <style:text-properties officeooo:rsid="004b7718"/>
    </style:style>
    <style:style style:name="T23" style:family="text">
      <style:text-properties officeooo:rsid="004f6862"/>
    </style:style>
    <style:style style:name="T24" style:family="text">
      <style:text-properties officeooo:rsid="0057d140"/>
    </style:style>
    <style:style style:name="T25" style:family="text">
      <style:text-properties officeooo:rsid="005dc1a6"/>
    </style:style>
    <style:style style:name="T26" style:family="text">
      <style:text-properties officeooo:rsid="005ef3b6"/>
    </style:style>
    <style:style style:name="T27" style:family="text">
      <style:text-properties officeooo:rsid="006a2b60"/>
    </style:style>
    <style:style style:name="T28" style:family="text">
      <style:text-properties officeooo:rsid="00728f0f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4">User-Stories</text:p>
      <text:p text:style-name="P15"/>
      <text:p text:style-name="P15"/>
      <text:p text:style-name="P45">1. US Login</text:p>
      <text:p text:style-name="P7"/>
      <text:p text:style-name="P12">Der S<text:span text:style-name="T2">pi</text:span>eler will sich in das Spiel einloggen, um zu lernen und um sein Wissen zu erweitern. <text:span text:style-name="T2">Die Eingabe besteht aus dem Nutzernamen und dem Passwort des Nutzers.</text:span></text:p>
      <text:p text:style-name="P16"/>
      <text:p text:style-name="P23">Akzeptanzkriterien</text:p>
      <text:p text:style-name="P30"/>
      <text:list xml:id="list355438962" text:style-name="L1">
        <text:list-item>
          <text:p text:style-name="P61"><text:span text:style-name="T8">Das System überprüft, ob </text:span><text:span text:style-name="T7">der eingegebene Nutzername bereits registriert ist.</text:span></text:p>
          <text:list>
            <text:list-item>
              <text:p text:style-name="P61"><text:span text:style-name="T6"><office:annotation office:name="__Annotation__316_2510135664"><dc:creator>Noah Lehmann</dc:creator><dc:date>2018-05-20T14:50:40.558861844</dc:date><loext:sender-initials>NL</loext:sender-initials><text:p text:style-name="P79"><text:span text:style-name="T29">Was bekommt der Nutzer zu sehen?</text:span></text:p></office:annotation></text:span><text:span text:style-name="T6">Falls der eingegebene Nutzername nicht registriert und somit nicht existent ist, wird eine </text:span><text:span text:style-name="T7">entsprechende </text:span><text:span text:style-name="T6">Meldung </text:span><text:span text:style-name="T7">im Log ausgegeben und die weitere Verarbeitung der Daten wird abgebrochen. </text:span><office:annotation-end office:name="__Annotation__316_2510135664"/></text:p>
            </text:list-item>
            <text:list-item>
              <text:p text:style-name="P62"><text:span text:style-name="T8">Fall</text:span><text:span text:style-name="T9">s</text:span><text:span text:style-name="T8"> der Nutzername exist</text:span><text:span text:style-name="T9">iert,</text:span><text:span text:style-name="T8"> </text:span><text:span text:style-name="T7">wird mit der Verarbeitung fortgefahren. </text:span></text:p>
            </text:list-item>
          </text:list>
        </text:list-item>
        <text:list-item>
          <text:p text:style-name="P66">Das System überprüft, ob das eingegebene Passwort mit dem Nutzernamen übereinstimmt.</text:p>
          <text:list>
            <text:list-item>
              <text:p text:style-name="P66"><office:annotation office:name="__Annotation__317_2510135664"><dc:creator>Noah Lehmann</dc:creator><dc:date>2018-05-20T14:51:00.158022819</dc:date><loext:sender-initials>NL</loext:sender-initials><text:p text:style-name="P79"><text:span text:style-name="T29">Anzeige einer Fehlermeldung ?</text:span></text:p></office:annotation>Falls das Passwort nicht mit dem Nutzernamen übereinstimmt, gibt das System hierfür eine Meldung im Log aus und bricht die Bearbeitung ab.<office:annotation-end office:name="__Annotation__317_2510135664"/></text:p>
            </text:list-item>
            <text:list-item>
              <text:p text:style-name="P68">Sind beide Eingaben existent bzw. richtig und der Login somit erfolgreich, kann der Nutzer nun fortfahren. </text:p>
            </text:list-item>
          </text:list>
        </text:list-item>
        <text:list-item>
          <text:p text:style-name="P67">Das System <text:span text:style-name="T3">bereitet das Spiel auf den individuellen Stand des nun eingeloggten Users vor. </text:span></text:p>
        </text:list-item>
      </text:list>
      <text:p text:style-name="P5"/>
      <text:p text:style-name="P5"/>
      <text:p text:style-name="P44"/>
      <text:p text:style-name="P46"><text:soft-page-break/><text:span text:style-name="T3">2</text:span>. US <text:span text:style-name="T4">Aufgabe beantworten (Multiple Choice)</text:span></text:p>
      <text:p text:style-name="P8"/>
      <text:p text:style-name="P13">Der S<text:span text:style-name="T2">pi</text:span>eler <text:span text:style-name="T5">wählt eine oder mehrere Antworten aus, um Wissenspunkte zu sammeln.</text:span></text:p>
      <text:p text:style-name="P17"/>
      <text:p text:style-name="P24"><office:annotation office:name="__Annotation__314_2510135664"><dc:creator>Noah Lehmann</dc:creator><dc:date>2018-05-20T14:46:36.901591060</dc:date><loext:sender-initials>NL</loext:sender-initials><text:p text:style-name="P79"><text:span text:style-name="T29">Was passiert nach beantwortung? Bekommt Nutzer feedback?</text:span></text:p><text:p text:style-name="P79"><text:span text:style-name="T29"/></text:p></office:annotation>Akzeptanzkriterien<office:annotation-end office:name="__Annotation__314_2510135664"/></text:p>
      <text:p text:style-name="P31"/>
      <text:list xml:id="list1773506492" text:style-name="L2">
        <text:list-item>
          <text:p text:style-name="P69">Das System prüft, wie viele richtige Antwortmöglichkeiten bei der beantworteten Frage benötigt sind <office:annotation office:name="__Annotation__315_2510135664"><dc:creator>Noah Lehmann</dc:creator><dc:date>2018-05-20T14:47:55.802135590</dc:date><loext:sender-initials>NL</loext:sender-initials><text:p text:style-name="P79"><text:span text:style-name="T29">Nicht nur Anzahl, sondern genau welche richtig sind</text:span></text:p></office:annotation>und merkt sich die Anzahl<office:annotation-end office:name="__Annotation__315_2510135664"/>.</text:p>
        </text:list-item>
        <text:list-item>
          <text:p text:style-name="P69">Das System vergleicht die vom Nutzer angekreuzten Antworten mit den tatsächlich richtigen Antwortmöglichkeiten <text:span text:style-name="T18">und merkt sich die vom Nutzer in der Aufgabe erreichte Punktzahl</text:span>. </text:p>
        </text:list-item>
        <text:list-item>
          <text:p text:style-name="P70">Das System addiert die sich gemerkte Punktzahl auf die bereits bisher erreichten Wissenspunkte des Spielers und speichert diese.</text:p>
        </text:list-item>
      </text:list>
      <text:p text:style-name="P6"/>
      <text:p text:style-name="P37"/>
      <text:p text:style-name="P47"><text:span text:style-name="T20">3</text:span>. US <text:span text:style-name="T4">Aufgabe beantworten (Frage-Antwort-Aufgabe)</text:span></text:p>
      <text:p text:style-name="P9"/>
      <text:p text:style-name="P14">Der S<text:span text:style-name="T2">pi</text:span>eler <text:span text:style-name="T19">antwortet auf eine Frage-Antwort-Aufgabe mit einem Text, um Wissenspunkte zu sammeln.</text:span></text:p>
      <text:p text:style-name="P18"/>
      <text:p text:style-name="P29">Akzeptanzkriterien</text:p>
      <text:p text:style-name="P29"/>
      <text:list xml:id="list449295966" text:style-name="L3">
        <text:list-item>
          <text:p text:style-name="P72">Der eingegebene Text wird vom System eingelesen.</text:p>
        </text:list-item>
        <text:list-item>
          <text:p text:style-name="P63"><text:span text:style-name="T10">Das System wertet die vom User eingegebene Antwort aus </text:span><text:span text:style-name="T11">und merkt sich die </text:span><text:span text:style-name="T16">erworbene</text:span><text:span text:style-name="T11"> Punktanzahl, je nachdem wie </text:span><text:span text:style-name="T11"><office:annotation office:name="__Annotation__318_2510135664"><dc:creator>Noah Lehmann</dc:creator><dc:date>2018-05-20T14:51:50.304723832</dc:date><loext:sender-initials>NL</loext:sender-initials><text:p text:style-name="P79"><text:span text:style-name="T29">Eher „wie fehlerlastig“, korrekt ist absolut</text:span></text:p></office:annotation></text:span><text:span text:style-name="T11">korrekt</text:span><office:annotation-end office:name="__Annotation__318_2510135664"/><text:span text:style-name="T11"> die Antwort ist.</text:span></text:p>
        </text:list-item>
        <text:list-item>
          <text:p text:style-name="P71">Das System addiert die sich gemerkte Punktzahl auf die bereits bisher erreichten Wissenspunkte des Spielers und <office:annotation office:name="__Annotation__319_2510135664"><dc:creator>Noah Lehmann</dc:creator><dc:date>2018-05-20T14:52:51.528694586</dc:date><loext:sender-initials>NL</loext:sender-initials><text:p text:style-name="P79"><text:span text:style-name="T29">Feedback an User fehlt</text:span></text:p></office:annotation>speichert diese<office:annotation-end office:name="__Annotation__319_2510135664"/>.</text:p>
        </text:list-item>
      </text:list>
      <text:p text:style-name="P37"><text:soft-page-break/></text:p>
      <text:p text:style-name="P37"/>
      <text:p text:style-name="P48"><text:span text:style-name="T20">4</text:span>. US <text:span text:style-name="T20">Anwender bekommt Tipp</text:span></text:p>
      <text:p text:style-name="P10"/>
      <text:p text:style-name="P36">Der Spieler kommt bei einer Aufgabe nicht weiter und <text:span text:style-name="T21">betätigt deswegen den Hilfe-Button.</text:span></text:p>
      <text:p text:style-name="P19"/>
      <text:p text:style-name="P25">Akzeptanzkriterien</text:p>
      <text:p text:style-name="P32"/>
      <text:list xml:id="list1733243809" text:style-name="L4">
        <text:list-item>
          <text:p text:style-name="P73">Das System subtrahiert von der Gesamtpunktzahl der Wissenspunkte des Spielers eine bestimmte Anzahl von Punkten zur Bezahlung des Tipps.</text:p>
        </text:list-item>
        <text:list-item>
          <text:p text:style-name="P73">Das System sucht mit der KI eine Hilfestellung passend zur Frage und zeigt diese dem Spieler an. </text:p>
        </text:list-item>
      </text:list>
      <text:p text:style-name="P39"/>
      <text:p text:style-name="P49"/>
      <text:p text:style-name="P50"><text:span text:style-name="T22">5. </text:span>US <text:span text:style-name="T25">Anwender erhält Hilfe (Kollaboration)</text:span></text:p>
      <text:p text:style-name="P39"/>
      <text:p text:style-name="P41">Der Anwender <text:span text:style-name="T26">fordert Hilfe über die Kollaborationsfunktion ein, um sein momentanes Problem zu lösen.</text:span></text:p>
      <text:p text:style-name="P20"/>
      <text:p text:style-name="P26">Akzeptanzkriterien</text:p>
      <text:p text:style-name="P33"/>
      <text:list xml:id="list1426948522" text:style-name="L5">
        <text:list-item>
          <text:p text:style-name="P74">Der Anwender stellt seine Frage im <office:annotation office:name="__Annotation__320_2510135664"><dc:creator>Noah Lehmann</dc:creator><dc:date>2018-05-20T14:54:14.360480592</dc:date><loext:sender-initials>NL</loext:sender-initials><text:p text:style-name="P79"><text:span text:style-name="T29">Wir haben uns nie auf einen Chat geeinigt, es sollte mehr wie ein Stream in SeeYou sein, eine Art Forum (s. Wireframes)</text:span></text:p></office:annotation>Chat<office:annotation-end office:name="__Annotation__320_2510135664"/>.</text:p>
        </text:list-item>
        <text:list-item>
          <text:p text:style-name="P74">Das System stellt ihm Hilfe bereit.</text:p>
        </text:list-item>
      </text:list>
      <text:list xml:id="list135208365" text:style-name="L6">
        <text:list-item>
          <text:p text:style-name="P75">Falls ein anderer Mitspieler innerhalb von 50 Sekunden antwortet, k<text:span text:style-name="T28">önnen</text:span> diese Antworten <text:span text:style-name="T28">vom Anwender </text:span>bewerte<text:span text:style-name="T28">t werden</text:span>.</text:p>
        </text:list-item>
        <text:list-item>
          <text:p text:style-name="P75">Falls kein Spieler antwortet, greift die KI ein und wählt eine passende Antwort zu der Frage aus. </text:p>
        </text:list-item>
      </text:list>
      <text:p text:style-name="P43"><text:soft-page-break/></text:p>
      <text:p text:style-name="P37"/>
      <text:p text:style-name="P51"><text:span text:style-name="T22">5. </text:span>US <text:span text:style-name="T23">Anwender hilft Mitspieler (Kollaboration)</text:span></text:p>
      <text:p text:style-name="P40"/>
      <text:p text:style-name="P42">Der Anwender <text:span text:style-name="T24">hilft einem Mitspieler eine Aufgabe zu beantworten, um Kollaborationspunkte zu sammeln.</text:span></text:p>
      <text:p text:style-name="P21"/>
      <text:p text:style-name="P27">Akzeptanzkriterien</text:p>
      <text:p text:style-name="P34"/>
      <text:list xml:id="list1123465080" text:style-name="L7">
        <text:list-item>
          <text:p text:style-name="P76">Der Anwender gibt seine Antwort auf die Frage ein und schickt diese ab.</text:p>
        </text:list-item>
        <text:list-item>
          <text:p text:style-name="P64"><text:span text:style-name="T12">Das System </text:span><text:span text:style-name="T13">stellt dem Fragesteller </text:span><text:span text:style-name="T13"><office:annotation office:name="__Annotation__339_2510135664"><dc:creator>Noah Lehmann</dc:creator><dc:date>2018-05-20T14:56:05.188054049</dc:date><loext:sender-initials>NL</loext:sender-initials><text:p text:style-name="P79"><text:span text:style-name="T29">Sicher alle? </text:span></text:p></office:annotation></text:span><text:span text:style-name="T13">alle</text:span><office:annotation-end office:name="__Annotation__339_2510135664"/><text:span text:style-name="T13"> eingegeben Antworten bereit.</text:span></text:p>
        </text:list-item>
        <text:list-item>
          <text:p text:style-name="P64"><text:span text:style-name="T13">Das System verteilt Kollaborationspunkte an die </text:span><text:span text:style-name="T14">am best</text:span><text:span text:style-name="T17">en </text:span><text:span text:style-name="T14">bewerte</text:span><text:span text:style-name="T17">t</text:span><text:span text:style-name="T14">en</text:span><text:span text:style-name="T13"> Plätze und addiert diese somit auf die Kollaborationskonten der Beantworter.</text:span></text:p>
        </text:list-item>
      </text:list>
      <text:p text:style-name="P53"/>
      <text:p text:style-name="P52"><text:span text:style-name="T27">6</text:span>. US Logout</text:p>
      <text:p text:style-name="P11"/>
      <text:p text:style-name="P38">Der Spieler möchte sich aus dem Spiel ausloggen, nachdem er sein <office:annotation office:name="__Annotation__340_2510135664"><dc:creator>Noah Lehmann</dc:creator><dc:date>2018-05-20T14:57:33.733937059</dc:date><loext:sender-initials>NL</loext:sender-initials><text:p text:style-name="P79"><text:span text:style-name="T29">Unklar formuliert, eher Tagesziel o.Ä</text:span></text:p></office:annotation>Lernziel<office:annotation-end office:name="__Annotation__340_2510135664"/> erreicht hat.</text:p>
      <text:p text:style-name="P22"/>
      <text:p text:style-name="P28">Akzeptanzkriterien</text:p>
      <text:p text:style-name="P35"/>
      <text:list xml:id="list2152000691" text:style-name="L8">
        <text:list-item>
          <text:p text:style-name="P77">Das System speichert den aktuellen Spielstand und eventuell geänderte Daten des Spielers.</text:p>
          <text:list>
            <text:list-item>
              <text:p text:style-name="P65"><text:span text:style-name="T15">Falls ein Fehler beim Speichern auftritt, z.B. durch ungültige Daten, wird eine </text:span><text:span text:style-name="T7">entsprechende </text:span><text:span text:style-name="T15">Meldung </text:span><text:span text:style-name="T7">im Log ausgegeben und d</text:span><text:span text:style-name="T15">as </text:span><text:span text:style-name="T15"><office:annotation office:name="__Annotation__341_2510135664"><dc:creator>Noah Lehmann</dc:creator><dc:date>2018-05-20T14:58:11.948070488</dc:date><loext:sender-initials>NL</loext:sender-initials><text:p text:style-name="P79"><text:span text:style-name="T29">Und dann? Gehen Speicherstände verloren oder müssen daten neu eingegeben werden?</text:span></text:p></office:annotation></text:span><text:span text:style-name="T15">Speichern abgebrochen</text:span><office:annotation-end office:name="__Annotation__341_2510135664"/><text:span text:style-name="T15">.</text:span></text:p>
            </text:list-item>
            <text:list-item>
              <text:p text:style-name="P77">Falls kein Fehler auftritt, loggt das System den Spieler aus.</text:p>
            </text:list-item>
          </text:list>
        </text:list-item>
        <text:list-item>
          <text:p text:style-name="P78">Das System zeigt dem Spieler eine Logout-Nachricht an und verabschiedet ihn somit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.013cm" fo:margin-left="0.011cm" table:align="left"/>
    </style:style>
    <style:style style:name="Tabelle2.A" style:family="table-column">
      <style:table-column-properties style:column-width="8.493cm"/>
    </style:style>
    <style:style style:name="Tabelle2.B" style:family="table-column">
      <style:table-column-properties style:column-width="8.52cm"/>
    </style:style>
    <style:style style:name="Tabelle2.A1" style:family="table-cell">
      <style:table-cell-properties fo:background-color="#ffffff" fo:padding="0.097cm" fo:border-left="1pt solid #000000" fo:border-right="none" fo:border-top="1pt solid #000000" fo:border-bottom="1pt solid #000000">
        <style:background-image/>
      </style:table-cell-properties>
    </style:style>
    <style:style style:name="Tabelle2.B1" style:family="table-cell">
      <style:table-cell-properties fo:background-color="#ffffff" fo:padding="0.097cm" fo:border="1pt solid #000000">
        <style:background-image/>
      </style:table-cell-properties>
    </style:style>
    <style:style style:name="Tabelle2.A2" style:family="table-cell">
      <style:table-cell-properties fo:background-color="#ffffff" fo:padding="0.097cm" fo:border-left="1pt solid #000000" fo:border-right="none" fo:border-top="none" fo:border-bottom="1pt solid #000000">
        <style:background-image/>
      </style:table-cell-properties>
    </style:style>
    <style:style style:name="Tabelle2.B2" style:family="table-cell">
      <style:table-cell-properties fo:background-color="#ffffff" fo:padding="0.097cm" fo:border-left="1pt solid #000000" fo:border-right="1pt solid #000000" fo:border-top="none" fo:border-bottom="1pt solid #000000">
        <style:background-image/>
      </style:table-cell-properties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MP1" style:family="paragraph" style:parent-style-name="Standard">
      <style:text-properties officeooo:paragraph-rsid="000c1db0"/>
    </style:style>
    <style:style style:name="MP2" style:family="paragraph" style:parent-style-name="Table_20_Contents">
      <style:text-properties fo:color="#000000" style:font-name="Liberation Sans" fo:font-size="10pt" officeooo:rsid="000c1db0" officeooo:paragraph-rsid="000c1db0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8c5ff" officeooo:paragraph-rsid="0008c5ff" style:font-size-asian="10pt" style:font-size-complex="10pt"/>
    </style:style>
    <style:style style:name="MP4" style:family="paragraph" style:parent-style-name="Table_20_Contents">
      <style:text-properties fo:color="#000000" style:font-name="Liberation Sans" fo:font-size="10pt" officeooo:rsid="0013872b" officeooo:paragraph-rsid="0013872b" style:font-size-asian="10pt" style:font-size-complex="10pt"/>
    </style:style>
    <style:style style:name="MP5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13872b" officeooo:paragraph-rsid="0013872b" style:font-size-asian="10pt" style:font-size-complex="10pt"/>
    </style:style>
    <style:style style:name="MP6" style:family="paragraph" style:parent-style-name="Table_20_Contents">
      <style:paragraph-properties fo:text-align="start" style:justify-single-word="false"/>
      <style:text-properties fo:color="#000000" style:font-name="Liberation Sans" fo:font-size="10pt" officeooo:rsid="0013872b" officeooo:paragraph-rsid="0013872b" style:font-size-asian="10pt" style:font-size-complex="10pt"/>
    </style:style>
    <style:style style:name="MP7" style:family="paragraph" style:parent-style-name="Table_20_Contents">
      <style:paragraph-properties fo:text-align="end" style:justify-single-word="false"/>
      <style:text-properties fo:color="#000000" style:font-name="Liberation Sans" fo:font-size="10pt" fo:background-color="#ffffff" style:font-size-asian="10pt" style:font-size-complex="10pt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officeooo:rsid="001502d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style:shadow="none" fo:background-color="#ffffff" style:dynamic-spacing="false" draw:fill="solid" draw:fill-color="#ffffff" draw:opacity="100%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2">Team 3 (Teamleiter Noah Lehmann)</text:p>
            </table:table-cell>
            <table:table-cell table:style-name="Tabelle2.B1" office:value-type="string">
              <text:p text:style-name="MP3"><draw:frame draw:style-name="Mfr1" draw:name="Bild1" text:anchor-type="paragraph" svg:x="4.579cm" svg:y="-2.286cm" svg:width="3.817cm" svg:height="1.771cm" draw:z-index="3"><draw:image xlink:href="Pictures/100002010000032000000173C89D22F91996B129.png" xlink:type="simple" xlink:show="embed" xlink:actuate="onLoad" loext:mime-type="image/png"/></draw:frame>Web Development 2</text:p>
            </table:table-cell>
          </table:table-row>
          <table:table-row>
            <table:table-cell table:style-name="Tabelle2.A2" office:value-type="string">
              <text:p text:style-name="MP4">User-Stories</text:p>
            </table:table-cell>
            <table:table-cell table:style-name="Tabelle2.B2" office:value-type="string">
              <text:p text:style-name="MP5">03.05.2018</text:p>
            </table:table-cell>
          </table:table-row>
        </table:table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6">Christa Strauß, Tina <text:span text:style-name="MT1">Amann</text:span></text:p>
            </table:table-cell>
            <table:table-cell table:style-name="Tabelle1.A1" office:value-type="string">
              <text:p text:style-name="MP7"><text:page-number text:select-page="current">2</text:page-number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2:11:30.508090046</meta:creation-date>
    <dc:date>2018-05-20T14:58:35.274407665</dc:date>
    <meta:editing-duration>PT3H40M48S</meta:editing-duration>
    <meta:editing-cycles>63</meta:editing-cycles>
    <meta:generator>LibreOffice/5.4.5.1$Linux_X86_64 LibreOffice_project/40m0$Build-1</meta:generator>
    <dc:creator>Noah Lehmann</dc:creator>
    <meta:document-statistic meta:table-count="2" meta:image-count="1" meta:object-count="0" meta:page-count="4" meta:paragraph-count="54" meta:word-count="583" meta:character-count="3921" meta:non-whitespace-character-count="3410"/>
  </office:meta>
</office:document-meta>
</file>